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8f2a1" draw:textarea-horizontal-align="justify" draw:textarea-vertical-align="middle" draw:auto-grow-height="false" fo:min-height="1.101cm" fo:min-width="1.111cm"/>
    </style:style>
    <style:style style:name="gr2" style:family="graphic" style:parent-style-name="standard">
      <style:graphic-properties svg:stroke-color="#000000" draw:fill-color="#dee6ef" draw:textarea-horizontal-align="justify" draw:textarea-vertical-align="middle" draw:auto-grow-height="false" fo:min-height="1.578cm" fo:min-width="1.788cm"/>
    </style:style>
    <style:style style:name="gr3" style:family="graphic" style:parent-style-name="standard">
      <style:graphic-properties svg:stroke-color="#000000" draw:fill-color="#dee6ef" draw:textarea-horizontal-align="justify" draw:textarea-vertical-align="middle" draw:auto-grow-height="false" fo:min-height="1.499cm" fo:min-width="1.874cm"/>
    </style:style>
    <style:style style:name="gr4" style:family="graphic" style:parent-style-name="standard">
      <style:graphic-properties svg:stroke-color="#000000" draw:fill-color="#ffffa6" draw:textarea-horizontal-align="justify" draw:textarea-vertical-align="middle" draw:auto-grow-height="false" fo:min-height="1.339cm" fo:min-width="1.365cm"/>
    </style:style>
    <style:style style:name="gr5" style:family="graphic" style:parent-style-name="standard">
      <style:graphic-properties svg:stroke-color="#000000" draw:fill-color="#ffffa6" draw:textarea-horizontal-align="justify" draw:textarea-vertical-align="middle" draw:auto-grow-height="false" fo:min-height="1.338cm" fo:min-width="1.365cm"/>
    </style:style>
    <style:style style:name="gr6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1.419cm" fo:min-width="1.451cm"/>
    </style:style>
    <style:style style:name="gr8" style:family="graphic" style:parent-style-name="standard">
      <style:graphic-properties draw:fill-color="#ffd7d7" draw:textarea-horizontal-align="justify" draw:textarea-vertical-align="middle" draw:auto-grow-height="false" fo:min-height="1.419cm" fo:min-width="1.451cm"/>
    </style:style>
    <style:style style:name="gr9" style:family="graphic" style:parent-style-name="standard">
      <style:graphic-properties svg:stroke-color="#000000" draw:fill-color="#dee6ef" draw:textarea-horizontal-align="justify" draw:textarea-vertical-align="middle" draw:auto-grow-height="false" fo:min-height="1.578cm" fo:min-width="1.874cm"/>
    </style:style>
    <style:style style:name="gr10" style:family="graphic" style:parent-style-name="objectwithoutfill">
      <style:graphic-properties svg:stroke-color="#158466" draw:marker-end="Arrow" draw:marker-end-width="0.3cm" draw:fill="solid" draw:fill-color="#ffd7d7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66cm"/>
    </style:style>
    <style:style style:name="gr12" style:family="graphic" style:parent-style-name="standard">
      <style:graphic-properties svg:stroke-color="#000000" draw:fill-color="#dedce6" draw:textarea-horizontal-align="justify" draw:textarea-vertical-align="middle" draw:auto-grow-height="false" fo:min-height="1.101cm" fo:min-width="1.111cm"/>
    </style:style>
    <style:style style:name="gr13" style:family="graphic" style:parent-style-name="standard">
      <style:graphic-properties svg:stroke-color="#000000" draw:fill-color="#e8f2a1" draw:textarea-horizontal-align="justify" draw:textarea-vertical-align="middle" draw:auto-grow-height="false" fo:min-height="1.095cm" fo:min-width="1.17cm"/>
    </style:style>
    <style:style style:name="gr14" style:family="graphic" style:parent-style-name="standard">
      <style:graphic-properties svg:stroke-color="#000000" draw:fill-color="#dee6ef" draw:textarea-horizontal-align="justify" draw:textarea-vertical-align="middle" draw:auto-grow-height="false" fo:min-height="1.441cm" fo:min-width="1.642cm"/>
    </style:style>
    <style:style style:name="gr15" style:family="graphic" style:parent-style-name="standard">
      <style:graphic-properties svg:stroke-color="#000000" draw:fill-color="#dee6ef" draw:textarea-horizontal-align="justify" draw:textarea-vertical-align="middle" draw:auto-grow-height="false" fo:min-height="1.367cm" fo:min-width="1.721cm"/>
    </style:style>
    <style:style style:name="gr16" style:family="graphic" style:parent-style-name="standard">
      <style:graphic-properties svg:stroke-color="#000000" draw:fill-color="#bbe33d" draw:textarea-horizontal-align="justify" draw:textarea-vertical-align="middle" draw:auto-grow-height="false" fo:min-height="1.315cm" fo:min-width="1.71cm"/>
    </style:style>
    <style:style style:name="gr17" style:family="graphic" style:parent-style-name="standard">
      <style:graphic-properties draw:fill-color="#ffdbb6" draw:textarea-horizontal-align="justify" draw:textarea-vertical-align="middle" draw:auto-grow-height="false" fo:min-height="1.293cm" fo:min-width="1.326cm"/>
    </style:style>
    <style:style style:name="gr18" style:family="graphic" style:parent-style-name="standard">
      <style:graphic-properties draw:fill-color="#ffd7d7" draw:textarea-horizontal-align="justify" draw:textarea-vertical-align="middle" draw:auto-grow-height="false" fo:min-height="1.292cm" fo:min-width="1.325cm"/>
    </style:style>
    <style:style style:name="gr19" style:family="graphic" style:parent-style-name="standard">
      <style:graphic-properties svg:stroke-color="#000000" draw:fill-color="#dee6ef" draw:textarea-horizontal-align="justify" draw:textarea-vertical-align="middle" draw:auto-grow-height="false" fo:min-height="1.441cm" fo:min-width="1.722cm"/>
    </style:style>
    <style:style style:name="gr20" style:family="graphic" style:parent-style-name="standard">
      <style:graphic-properties draw:stroke="none" svg:stroke-color="#000000" draw:fill="none" draw:fill-color="#ffffff" fo:min-height="1.516cm"/>
    </style:style>
    <style:style style:name="gr21" style:family="graphic" style:parent-style-name="standard">
      <style:graphic-properties draw:fill-color="#dedce6" draw:textarea-vertical-align="middle" draw:auto-grow-height="false" fo:min-height="0.999cm" fo:min-width="1.006cm"/>
    </style:style>
    <style:style style:name="gr22" style:family="graphic" style:parent-style-name="standard">
      <style:graphic-properties svg:stroke-color="#000000" draw:fill-color="#ffffa6" draw:textarea-horizontal-align="justify" draw:textarea-vertical-align="middle" draw:auto-grow-height="false" fo:min-height="0.996cm" fo:min-width="1.205cm"/>
    </style:style>
    <style:style style:name="gr23" style:family="graphic" style:parent-style-name="standard">
      <style:graphic-properties draw:fill-color="#ffd7d7" draw:textarea-horizontal-align="justify" draw:textarea-vertical-align="middle" draw:auto-grow-height="false" fo:min-height="1.376cm" fo:min-width="2.021cm"/>
    </style:style>
    <style:style style:name="gr2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8f2a1"/>
      <style:paragraph-properties fo:text-align="center"/>
    </style:style>
    <style:style style:name="P3" style:family="paragraph">
      <loext:graphic-properties draw:fill-color="#dee6ef"/>
      <style:paragraph-properties fo:text-align="center"/>
      <style:text-properties style:text-position="-33% 58%"/>
    </style:style>
    <style:style style:name="P4" style:family="paragraph">
      <loext:graphic-properties draw:fill-color="#ffffa6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dbb6"/>
      <style:paragraph-properties fo:text-align="center"/>
    </style:style>
    <style:style style:name="P7" style:family="paragraph">
      <loext:graphic-properties draw:fill-color="#ffd7d7"/>
      <style:paragraph-properties fo:text-align="center"/>
    </style:style>
    <style:style style:name="P8" style:family="paragraph">
      <loext:graphic-properties draw:fill="solid" draw:fill-color="#ffd7d7"/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-color="#dedce6"/>
      <style:paragraph-properties fo:text-align="center"/>
    </style:style>
    <style:style style:name="P11" style:family="paragraph">
      <loext:graphic-properties draw:fill-color="#bbe33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77cm" svg:height="1.909cm" svg:x="3.242cm" svg:y="3.306cm">
          <text:p text:style-name="P1">Linux<text:line-break/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236cm" svg:height="2.584cm" svg:x="7.797cm" svg:y="8.024cm">
          <text:p text:style-name="P1">Open<text:line-break/>Source</text:p>
          <text:p text:style-name="P1">Packag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356cm" svg:height="2.471cm" svg:x="7.437cm" svg:y="6.564cm">
          <text:p text:style-name="P1">Open<text:line-break/>Source</text:p>
          <text:p text:style-name="P1">Packag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637cm" svg:height="2.247cm" svg:x="0.365cm" svg:y="3.755cm">
          <text:p text:style-name="P1">SoC</text:p>
          <text:p text:style-name="P1">Cod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637cm" svg:height="2.246cm" svg:x="3.122cm" svg:y="6.227cm">
          <text:p text:style-name="P1">Chip</text:p>
          <text:p text:style-name="P1">Vendor</text:p>
          <text:p text:style-name="P1">BS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.642cm" svg:y1="5.665cm" svg:x2="3.481cm" svg:y2="6.676cm">
          <text:p/>
        </draw:line>
        <draw:line draw:style-name="gr6" draw:text-style-name="P5" draw:layer="layout" svg:x1="4.44cm" svg:y1="5.215cm" svg:x2="4.44cm" svg:y2="6.338cm">
          <text:p/>
        </draw:line>
        <draw:line draw:style-name="gr6" draw:text-style-name="P5" draw:layer="layout" svg:x1="6.958cm" svg:y1="7.125cm" svg:x2="5.639cm" svg:y2="7.125cm">
          <text:p/>
        </draw:line>
        <draw:custom-shape draw:style-name="gr7" draw:text-style-name="P6" draw:layer="layout" svg:width="2.757cm" svg:height="2.359cm" svg:x="0.964cm" svg:y="9.035cm">
          <text:p text:style-name="P1">FW</text:p>
          <text:p text:style-name="P1">Vendor</text:p>
          <text:p text:style-name="P1">BS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3.601cm" svg:y1="8.249cm" svg:x2="2.882cm" svg:y2="9.148cm">
          <text:p/>
        </draw:line>
        <draw:custom-shape draw:style-name="gr8" draw:text-style-name="P7" draw:layer="layout" svg:width="2.757cm" svg:height="2.359cm" svg:x="4.8cm" svg:y="10.833cm">
          <text:p text:style-name="P1">Server</text:p>
          <text:p text:style-name="P1">Vendor</text:p>
          <text:p text:style-name="P1">BS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356cm" svg:height="2.584cm" svg:x="6.838cm" svg:y="5.44cm">
          <text:p text:style-name="P1">Open<text:line-break/>Source</text:p>
          <text:p text:style-name="P1">Packag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56cm" svg:y1="8.473cm" svg:x2="5.639cm" svg:y2="10.608cm">
          <text:p/>
        </draw:line>
        <draw:line draw:style-name="gr10" draw:text-style-name="P8" draw:layer="layout" svg:x1="3.242cm" svg:y1="11.057cm" svg:x2="4.68cm" svg:y2="11.619cm">
          <text:p/>
        </draw:line>
        <draw:line draw:style-name="gr10" draw:text-style-name="P8" draw:layer="layout" svg:x1="7.557cm" svg:y1="8.249cm" svg:x2="3.601cm" svg:y2="9.822cm">
          <text:p/>
        </draw:line>
        <draw:line draw:style-name="gr10" draw:text-style-name="P8" draw:layer="layout" svg:x1="8.156cm" svg:y1="10.271cm" svg:x2="7.317cm" svg:y2="11.17cm">
          <text:p/>
        </draw:line>
        <draw:frame draw:style-name="gr11" draw:text-style-name="P9" draw:layer="layout" svg:width="4.435cm" svg:height="1.91cm" svg:x="3.841cm" svg:y="1.508cm">
          <draw:text-box>
            <text:p><text:span text:style-name="T1">Traditional</text:span></text:p>
          </draw:text-box>
        </draw:frame>
        <draw:custom-shape draw:style-name="gr12" draw:text-style-name="P10" draw:layer="layout" svg:width="2.277cm" svg:height="1.909cm" svg:x="5.999cm" svg:y="3.306cm">
          <text:p text:style-name="P1">Boot</text:p>
          <text:p text:style-name="P1">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6.478cm" svg:y1="5.103cm" svg:x2="5.399cm" svg:y2="6.451cm">
          <text:p/>
        </draw:line>
        <draw:custom-shape draw:style-name="gr13" draw:text-style-name="P2" xml:id="id4" draw:id="id4" draw:layer="layout" svg:width="2.362cm" svg:height="1.901cm" svg:x="11.093cm" svg:y="15.746cm">
          <text:p text:style-name="P1">Linux<text:line-break/>kern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3.028cm" svg:height="2.389cm" svg:x="8.954cm" svg:y="21.852cm">
          <text:p text:style-name="P1">Open<text:line-break/>Source</text:p>
          <text:p text:style-name="P1">Packag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3.141cm" svg:height="2.285cm" svg:x="8.241cm" svg:y="21.382cm">
          <text:p text:style-name="P1">Open<text:line-break/>Source</text:p>
          <text:p text:style-name="P1">Packag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3.124cm" svg:height="2.213cm" svg:x="10.618cm" svg:y="18.465cm">
          <text:p text:style-name="P1">OpenBM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38cm" svg:y1="17.273cm" svg:x2="11.093cm" svg:y2="18.682cm">
          <text:p/>
        </draw:line>
        <draw:custom-shape draw:style-name="gr17" draw:text-style-name="P6" draw:layer="layout" svg:width="2.58cm" svg:height="2.181cm" svg:x="6.969cm" svg:y="18.33cm">
          <text:p text:style-name="P1">FW</text:p>
          <text:p text:style-name="P1">Vendor</text:p>
          <text:p text:style-name="P1">BS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534cm" svg:y1="19.386cm" svg:x2="9.583cm" svg:y2="19.386cm">
          <text:p/>
        </draw:line>
        <draw:custom-shape draw:style-name="gr18" draw:text-style-name="P7" draw:layer="layout" svg:width="2.579cm" svg:height="2.18cm" svg:x="13.708cm" svg:y="21.148cm">
          <text:p text:style-name="P1">Server</text:p>
          <text:p text:style-name="P1">Vendor</text:p>
          <text:p text:style-name="P1">BS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3.14cm" svg:height="2.389cm" svg:x="7.471cm" svg:y="20.872cm">
          <text:p text:style-name="P1">Open<text:line-break/>Source</text:p>
          <text:p text:style-name="P1">Packag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5.244cm" svg:y1="20.994cm" svg:x2="15.49cm" svg:y2="19.856cm">
          <text:p/>
        </draw:line>
        <draw:line draw:style-name="gr10" draw:text-style-name="P8" draw:layer="layout" svg:x1="9.664cm" svg:y1="19.739cm" svg:x2="10.653cm" svg:y2="19.789cm">
          <text:p/>
        </draw:line>
        <draw:line draw:style-name="gr10" draw:text-style-name="P8" draw:layer="layout" svg:x1="17.129cm" svg:y1="29.106cm" svg:x2="15.605cm" svg:y2="29.106cm">
          <text:p/>
        </draw:line>
        <draw:frame draw:style-name="gr20" draw:text-style-name="P9" draw:layer="layout" svg:width="4.15cm" svg:height="1.766cm" svg:x="10.816cm" svg:y="13.065cm">
          <draw:text-box>
            <text:p><text:span text:style-name="T1">OpenBMC</text:span></text:p>
          </draw:text-box>
        </draw:frame>
        <draw:custom-shape draw:style-name="gr21" draw:text-style-name="P10" xml:id="id2" draw:id="id2" draw:layer="layout" svg:width="2.13cm" svg:height="1.765cm" svg:x="8.598cm" svg:y="15.625cm">
          <text:p text:style-name="P1">Boot</text:p>
          <text:p text:style-name="P1">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12.163cm" svg:y1="17.625cm" svg:x2="12.104cm" svg:y2="18.519cm">
          <text:p/>
        </draw:line>
        <draw:line draw:style-name="gr10" draw:text-style-name="P8" draw:layer="layout" svg:x1="17.129cm" svg:y1="29.614cm" svg:x2="15.605cm" svg:y2="29.614cm">
          <text:p/>
        </draw:line>
        <draw:custom-shape draw:style-name="gr22" draw:text-style-name="P4" xml:id="id3" draw:id="id3" draw:layer="layout" svg:width="2.411cm" svg:height="1.762cm" svg:x="13.708cm" svg:y="15.746cm">
          <text:p text:style-name="P1">SoC</text:p>
          <text:p text:style-name="P1">Cod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1" draw:id="id1" draw:layer="layout" svg:width="3.565cm" svg:height="2.298cm" svg:x="13.945cm" svg:y="17.558cm">
          <text:p text:style-name="P1">Server’s</text:p>
          <text:p text:style-name="P1">device-tree/</text:p>
          <text:p text:style-name="P1">driv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064cm" svg:y1="21.264cm" svg:x2="13.232cm" svg:y2="20.56cm">
          <text:p/>
        </draw:line>
        <draw:line draw:style-name="gr6" draw:text-style-name="P5" draw:layer="layout" svg:x1="12.876cm" svg:y1="20.913cm" svg:x2="13.827cm" svg:y2="21.617cm">
          <text:p/>
        </draw:line>
        <draw:connector draw:style-name="gr24" draw:text-style-name="P5" draw:layer="layout" draw:type="curve" svg:x1="16.988cm" svg:y1="17.894cm" svg:x2="9.663cm" svg:y2="15.625cm" draw:start-shape="id1" draw:start-glue-point="11" draw:end-shape="id2" draw:end-glue-point="4" svg:d="M16988 17894c0-4156-7325-3022-7325-2269" svg:viewBox="0 0 7326 3002">
          <text:p/>
        </draw:connector>
        <draw:connector draw:style-name="gr24" draw:text-style-name="P5" draw:layer="layout" draw:type="curve" svg:x1="14.914cm" svg:y1="15.746cm" svg:x2="9.663cm" svg:y2="15.625cm" draw:start-shape="id3" draw:start-glue-point="4" draw:end-shape="id2" draw:end-glue-point="4" svg:d="M14914 15746c0-934-5251-874-5251-121" svg:viewBox="0 0 5252 694">
          <text:p/>
        </draw:connector>
        <draw:connector draw:style-name="gr24" draw:text-style-name="P5" draw:layer="layout" draw:type="curve" svg:x1="14.061cm" svg:y1="16.004cm" svg:x2="12.274cm" svg:y2="15.746cm" draw:start-shape="id3" draw:start-glue-point="5" draw:end-shape="id4" draw:end-glue-point="4" svg:d="M14061 16004c0-1141-1787-1012-1787-258" svg:viewBox="0 0 1788 841">
          <text:p/>
        </draw:connector>
        <draw:connector draw:style-name="gr24" draw:text-style-name="P5" draw:layer="layout" draw:type="curve" svg:x1="13.945cm" svg:y1="18.707cm" svg:x2="13.109cm" svg:y2="17.369cm" draw:start-shape="id1" draw:start-glue-point="6" draw:end-shape="id4" draw:end-glue-point="9" svg:d="M13945 18707c-558 0-836-446-836-1338" svg:viewBox="0 0 837 1339">
          <text:p/>
        </draw:connector>
        <draw:line draw:style-name="gr6" draw:text-style-name="P5" draw:layer="layout" svg:x1="10.262cm" svg:y1="21.265cm" svg:x2="11.094cm" svg:y2="20.326cm">
          <text:p/>
        </draw:line>
        <draw:line draw:style-name="gr6" draw:text-style-name="P5" draw:layer="layout" svg:x1="10.975cm" svg:y1="21.617cm" svg:x2="11.807cm" svg:y2="20.678cm">
          <text:p/>
        </draw:line>
        <draw:line draw:style-name="gr6" draw:text-style-name="P5" draw:layer="layout" svg:x1="11.569cm" svg:y1="21.852cm" svg:x2="12.401cm" svg:y2="20.9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2:18:27.622382416</meta:creation-date>
    <dc:date>2019-09-02T16:30:25.662563194</dc:date>
    <meta:editing-duration>PT1H59M5S</meta:editing-duration>
    <meta:editing-cycles>6</meta:editing-cycles>
    <meta:generator>LibreOffice/6.2.5.2$Linux_X86_64 LibreOffice_project/20$Build-2</meta:generator>
    <meta:document-statistic meta:object-count="46"/>
  </office:meta>
</office:document-meta>
</file>